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l" fo:country="PL" officeooo:rsid="0011f9df" officeooo:paragraph-rsid="0011f9df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1f9df" officeooo:paragraph-rsid="001583a2" style:font-size-asian="10.5pt"/>
    </style:style>
    <style:style style:name="P3" style:family="paragraph" style:parent-style-name="Standard">
      <style:text-properties fo:language="pl" fo:country="PL" officeooo:rsid="000f1d08" officeooo:paragraph-rsid="000f1d08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pl" fo:country="PL" officeooo:rsid="000f1d08" officeooo:paragraph-rsid="000f1d08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0f1d08" officeooo:paragraph-rsid="000f1d08" style:font-size-asian="10.5pt"/>
    </style:style>
    <style:style style:name="P6" style:family="paragraph" style:parent-style-name="Standard">
      <style:text-properties fo:language="pl" fo:country="PL" officeooo:rsid="000f1d08" officeooo:paragraph-rsid="000f1d08"/>
    </style:style>
    <style:style style:name="P7" style:family="paragraph" style:parent-style-name="Standard">
      <style:paragraph-properties fo:text-align="start" style:justify-single-word="false"/>
      <style:text-properties fo:language="pl" fo:country="PL" officeooo:rsid="0011f9df" officeooo:paragraph-rsid="0011f9df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rsid="00700f77" officeooo:paragraph-rsid="0016514e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pl" fo:country="PL" officeooo:rsid="001758ee" officeooo:paragraph-rsid="001758ee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pl" fo:country="PL" officeooo:rsid="001758ee" officeooo:paragraph-rsid="0018908e" style:font-size-asian="10.5pt"/>
    </style:style>
    <style:style style:name="P11" style:family="paragraph" style:parent-style-name="Standard">
      <style:text-properties officeooo:rsid="00700f77" officeooo:paragraph-rsid="0016514e"/>
    </style:style>
    <style:style style:name="T1" style:family="text">
      <style:text-properties officeooo:rsid="000f93c2"/>
    </style:style>
    <style:style style:name="T2" style:family="text">
      <style:text-properties officeooo:rsid="0011f9df"/>
    </style:style>
    <style:style style:name="T3" style:family="text">
      <style:text-properties officeooo:rsid="001583a2"/>
    </style:style>
    <style:style style:name="T4" style:family="text">
      <style:text-properties officeooo:rsid="0016514e"/>
    </style:style>
    <style:style style:name="T5" style:family="text">
      <style:text-properties officeooo:rsid="0018908e"/>
    </style:style>
    <style:style style:name="T6" style:family="text">
      <style:text-properties officeooo:rsid="0018b51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chał Przysucha</text:p>
      <text:p text:style-name="P3">Kacper Radzikow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MH – projekt</text:p>
      <text:p text:style-name="P4">PB2. Zastosowanie sieci neuronowej w zadaniu aproksymacyjny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stępne ustalenia:</text:p>
      <text:p text:style-name="P5"><text:span text:style-name="T2">1. J</text:span>ęzyk programowania: Python</text:p>
      <text:p text:style-name="P5"><text:span text:style-name="T2">2. D</text:span>ane uczące <text:span text:style-name="T2">i testujące</text:span>: <text:span text:style-name="T1">wygenerowane z nietrywialnej funkcji</text:span><text:span text:style-name="T1"><draw:frame draw:style-name="fr1" draw:name="Object1" text:anchor-type="as-char" svg:y="-0.172in" svg:width="0.531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3. <text:span text:style-name="T3">Etapy:</text:span></text:p>
      <text:p text:style-name="P1">- <text:span text:style-name="T3">implementacja sieci w różnych strukturach (liczba warstw ukrytych oraz liczba neuronów w warstwie)</text:span></text:p>
      <text:p text:style-name="P2">- <text:span text:style-name="T3">uczenie sieci, w tym zbadanie procesu uczenia się sieci</text:span></text:p>
      <text:p text:style-name="P1">- <text:span text:style-name="T3">określenie optymalnej struktury</text:span></text:p>
      <text:p text:style-name="P1"/>
      <text:p text:style-name="P11"><text:span text:style-name="T4">Oznaczenia</text:span>:</text:p>
      <text:p text:style-name="P11"><draw:frame draw:style-name="fr1" draw:name="Object124" text:anchor-type="as-char" svg:y="-0.1484in" svg:width="0.1819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- <text:span text:style-name="T4">liczba wartsw w sieci neuronowej</text:span></text:p>
      <text:p text:style-name="P11"><draw:frame draw:style-name="fr1" draw:name="Object125" text:anchor-type="as-char" svg:y="-0.172in" svg:width="0.2618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4">liczba węzłów w l-tej warstwie sieci neuronowej</text:span></text:p>
      <text:p text:style-name="P11"><draw:frame draw:style-name="fr1" draw:name="Object126" text:anchor-type="as-char" svg:y="-0.172in" svg:width="0.5626in" svg:height="0.232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- <text:span text:style-name="T4">liczba węzłów w 0-wej warstwie (warstwie wejściowej) sieci neuronowej</text:span></text:p>
      <text:p text:style-name="P11"><draw:frame draw:style-name="fr1" draw:name="Object127" text:anchor-type="as-char" svg:y="-0.172in" svg:width="0.2638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4">wartość na wyjściu l-tej warstwy</text:span></text:p>
      <text:p text:style-name="P11"><draw:frame draw:style-name="fr1" draw:name="Object3" text:anchor-type="as-char" svg:y="-0.172in" svg:width="0.2563in" svg:height="0.207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- <text:span text:style-name="T4">wartość na wyjściu wielomianiu w l-tej warstwie sieci neuronowej (przed funkcją aktywacji)</text:span></text:p>
      <text:p text:style-name="P11"><draw:frame draw:style-name="fr1" draw:name="Object2" text:anchor-type="as-char" svg:y="-0.172in" svg:width="0.4866in" svg:height="0.220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- <text:span text:style-name="T4">funkcja aktywacji w l-tej warstwie (</text:span><draw:frame draw:style-name="fr1" draw:name="Object128" text:anchor-type="as-char" svg:y="-0.172in" svg:width="0.9035in" svg:height="0.2201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)</text:span></text:p>
      <text:p text:style-name="P11"><draw:frame draw:style-name="fr1" draw:name="Object129" text:anchor-type="as-char" svg:y="-0.172in" svg:width="0.628in" svg:height="0.2075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- <text:span text:style-name="T4">odpowiednio: wagi i wyraz wolny (bias) w l-tej warstwie sieci neuronowej (współczynniki wielomianu wykorzystane do policzenia</text:span><text:span text:style-name="T4"><draw:frame draw:style-name="fr1" draw:name="Object130" text:anchor-type="as-char" svg:y="-0.172in" svg:width="0.2563in" svg:height="0.2075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)<text:line-break/></text:span><draw:frame draw:style-name="fr1" draw:name="Object131" text:anchor-type="as-char" svg:y="-0.172in" svg:width="0.5543in" svg:height="0.2075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- <text:span text:style-name="T4">wartość na wejściu sieci neuronowej</text:span></text:p>
      <text:p text:style-name="P8"><draw:frame draw:style-name="fr1" draw:name="Object132" text:anchor-type="as-char" svg:y="-0.172in" svg:width="0.539in" svg:height="0.20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- <text:span text:style-name="T4">wartość na wyjściu L-tej warstwy (wyjściowej) sieci neuronowej – predykcja</text:span></text:p>
      <text:p text:style-name="P8"/>
      <text:p text:style-name="P9">Wymiary macierzy i wektorów:</text:p>
      <text:p text:style-name="P9"><draw:frame draw:style-name="fr2" draw:name="Object4" text:anchor-type="as-char" svg:y="-0.172in" svg:width="1.2047in" svg:height="0.2201in" draw:z-index="12"><draw:object xlink:href="./Object 13" xlink:type="simple" xlink:show="embed" xlink:actuate="onLoad"/><draw:image xlink:href="./ObjectReplacements/Object 13" xlink:type="simple" xlink:show="embed" xlink:actuate="onLoad"/></draw:frame>- macierz współczynników, liczba wierszy jest taka sama jak liczba węzłów w l-tej warstwie (wymiar wektora wyjściowego z l-tej warstwy), liczba kolumn jest taka sama jak liczba węzłów w (l-1)-tej warstwie (wymiar wektora wyjściowego z (l-1)-tej warstwy / wejściowego do l-tej warstwy)</text:p>
      <text:p text:style-name="P9"><draw:frame draw:style-name="fr2" draw:name="Object5" text:anchor-type="as-char" svg:y="-0.172in" svg:width="0.902in" svg:height="0.2201in" draw:z-index="13"><draw:object xlink:href="./Object 14" xlink:type="simple" xlink:show="embed" xlink:actuate="onLoad"/><draw:image xlink:href="./ObjectReplacements/Object 14" xlink:type="simple" xlink:show="embed" xlink:actuate="onLoad"/></draw:frame>- wektor wyrazów wolnych, liczba wierszy jest taka sama jak liczba węzłów w l-tej warstwie (wymiar wektora wyjściowego z l-tej warstwy)</text:p>
      <text:p text:style-name="P9"><draw:frame draw:style-name="fr1" draw:name="Object6" text:anchor-type="as-char" svg:y="-0.172in" svg:width="0.5543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- <text:span text:style-name="T5">w danym zadaniu jest to wektor dwuwymiarowy (dwuelementowy)</text:span></text:p>
      <text:p text:style-name="P9"><draw:frame draw:style-name="fr1" draw:name="Object7" text:anchor-type="as-char" svg:y="-0.172in" svg:width="0.539in" svg:height="0.207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- <text:span text:style-name="T5">liczba rzeczywista</text:span></text:p>
      <text:p text:style-name="P10"><text:soft-page-break/><draw:frame draw:style-name="fr2" draw:name="Object8" text:anchor-type="as-char" svg:y="-0.172in" svg:width="0.9339in" svg:height="0.2201in" draw:z-index="16"><draw:object xlink:href="./Object 17" xlink:type="simple" xlink:show="embed" xlink:actuate="onLoad"/><draw:image xlink:href="./ObjectReplacements/Object 17" xlink:type="simple" xlink:show="embed" xlink:actuate="onLoad"/></draw:frame>- <text:span text:style-name="T5">wyjście wielomianu w l-tej warstwie (przed funkcją aktywacji), </text:span>liczba wierszy jest taka sama jak liczba węzłów w l-tej warstwie (wymiar wektora wyjściowego z l-tej warstwy)</text:p>
      <text:p text:style-name="P9"><draw:frame draw:style-name="fr2" draw:name="Object10" text:anchor-type="as-char" svg:y="-0.172in" svg:width="0.9417in" svg:height="0.220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- <text:span text:style-name="T5">wyjście funkcji aktywacji w l-tej warstwie, jest to wyjście l-tej warstwy, więc liczba wierszy jest taka sama jak liczba węzłów w l-tej warstwie</text:span></text:p>
      <text:p text:style-name="P9"><draw:frame draw:style-name="fr2" draw:name="Object9" text:anchor-type="as-char" svg:y="-0.172in" svg:width="0.8701in" svg:height="0.2201in" draw:z-index="17"><draw:object xlink:href="./Object 18" xlink:type="simple" xlink:show="embed" xlink:actuate="onLoad"/><draw:image xlink:href="./ObjectReplacements/Object 18" xlink:type="simple" xlink:show="embed" xlink:actuate="onLoad"/></draw:frame>- <text:span text:style-name="T6">wejście sieci neuronowej (do 0-wej warstwy), więc liczba wierszy jest taka sama jak liczba węzłów w 0-wej warstwie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.844263998</meta:creation-date>
    <dc:date>2017-11-12T16:19:16.496883397</dc:date>
    <meta:editing-duration>PT31M2S</meta:editing-duration>
    <meta:editing-cycles>6</meta:editing-cycles>
    <meta:generator>LibreOffice/5.4.0.3$Linux_X86_64 LibreOffice_project/40m0$Build-3</meta:generator>
    <meta:document-statistic meta:table-count="0" meta:image-count="0" meta:object-count="19" meta:page-count="2" meta:paragraph-count="28" meta:word-count="290" meta:character-count="1955" meta:non-whitespace-character-count="1690"/>
  </office:meta>
</office:document-meta>
</file>

<file path=Object 1/content.xml><?xml version="1.0" encoding="utf-8"?>
<math xmlns="http://www.w3.org/1998/Math/MathML" display="block">
  <semantics>
    <mrow>
      <msup>
        <mi mathvariant="normal">ℝ</mi>
        <mn>2</mn>
      </msup>
      <mo stretchy="false">→</mo>
      <mi mathvariant="normal">ℝ</mi>
    </mrow>
    <annotation encoding="StarMath 5.0">setR^2 toward setR</annotation>
  </semantics>
</math>
</file>

<file path=Object 10/content.xml><?xml version="1.0" encoding="utf-8"?>
<math xmlns="http://www.w3.org/1998/Math/MathML" display="block">
  <semantics>
    <mrow>
      <mi>X</mi>
      <mo stretchy="false">=</mo>
      <msup>
        <mi>a</mi>
        <mrow>
          <mo fence="true" stretchy="false">[</mo>
          <mrow>
            <mn>0</mn>
          </mrow>
          <mo fence="true" stretchy="false">]</mo>
        </mrow>
      </msup>
    </mrow>
    <annotation encoding="StarMath 5.0">X=a^[0]</annotation>
  </semantics>
</math>
</file>

<file path=Object 11/content.xml><?xml version="1.0" encoding="utf-8"?>
<math xmlns="http://www.w3.org/1998/Math/MathML" display="block">
  <semantics>
    <mrow>
      <msup>
        <mi>g</mi>
        <mrow>
          <mo fence="true" stretchy="false">[</mo>
          <mrow>
            <mi>l</mi>
          </mrow>
          <mo fence="true" stretchy="false">]</mo>
        </mrow>
      </msup>
      <mrow>
        <mo fence="true" stretchy="false">(</mo>
        <mrow>
          <mi>z</mi>
        </mrow>
        <mo fence="true" stretchy="false">)</mo>
      </mrow>
    </mrow>
    <annotation encoding="StarMath 5.0">g^[l](z)</annotation>
  </semantics>
</math>
</file>

<file path=Object 12/content.xml><?xml version="1.0" encoding="utf-8"?>
<math xmlns="http://www.w3.org/1998/Math/MathML" display="block">
  <semantics>
    <msup>
      <mi>z</mi>
      <mrow>
        <mo fence="true" stretchy="false">[</mo>
        <mrow>
          <mi>l</mi>
        </mrow>
        <mo fence="true" stretchy="false">]</mo>
      </mrow>
    </msup>
    <annotation encoding="StarMath 5.0">z^[l]</annotation>
  </semantics>
</math>
</file>

<file path=Object 13/content.xml><?xml version="1.0" encoding="utf-8"?>
<math xmlns="http://www.w3.org/1998/Math/MathML" display="block">
  <semantics>
    <mrow>
      <msup>
        <mi>W</mi>
        <mrow>
          <mo fence="true" stretchy="false">[</mo>
          <mrow>
            <mi>l</mi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i>l</mi>
                </mrow>
                <mo fence="true" stretchy="false">]</mo>
              </mrow>
            </msup>
            <mi>,</mi>
            <mspace width="0.5em"/>
            <msup>
              <mi>n</mi>
              <mrow>
                <mo fence="true" stretchy="false">[</mo>
                <mrow>
                  <mrow>
                    <mi>l</mi>
                    <mo stretchy="false">−</mo>
                    <mn>1</mn>
                  </mrow>
                </mrow>
                <mo fence="true" stretchy="false">]</mo>
              </mrow>
            </msup>
          </mrow>
        </mrow>
        <mo fence="true" stretchy="false">)</mo>
      </mrow>
    </mrow>
    <annotation encoding="StarMath 5.0">W^[l]:```(n^[l],`n^[l-1])</annotation>
  </semantics>
</math>
</file>

<file path=Object 14/content.xml><?xml version="1.0" encoding="utf-8"?>
<math xmlns="http://www.w3.org/1998/Math/MathML" display="block">
  <semantics>
    <mrow>
      <msup>
        <mi>b</mi>
        <mrow>
          <mo fence="true" stretchy="false">[</mo>
          <mrow>
            <mi>l</mi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i>l</mi>
                </mrow>
                <mo fence="true" stretchy="false">]</mo>
              </mrow>
            </msup>
            <mi>,</mi>
            <mspace width="0.5em"/>
            <mn>1</mn>
          </mrow>
        </mrow>
        <mo fence="true" stretchy="false">)</mo>
      </mrow>
    </mrow>
    <annotation encoding="StarMath 5.0">b^[l]:```(n^[l],`1)</annotation>
  </semantics>
</math>
</file>

<file path=Object 15/content.xml><?xml version="1.0" encoding="utf-8"?>
<math xmlns="http://www.w3.org/1998/Math/MathML" display="block">
  <semantics>
    <mrow>
      <mi>X</mi>
      <mo stretchy="false">=</mo>
      <msup>
        <mi>a</mi>
        <mrow>
          <mo fence="true" stretchy="false">[</mo>
          <mrow>
            <mn>0</mn>
          </mrow>
          <mo fence="true" stretchy="false">]</mo>
        </mrow>
      </msup>
    </mrow>
    <annotation encoding="StarMath 5.0">X=a^[0]</annotation>
  </semantics>
</math>
</file>

<file path=Object 16/content.xml><?xml version="1.0" encoding="utf-8"?>
<math xmlns="http://www.w3.org/1998/Math/MathML" display="block">
  <semantics>
    <mrow>
      <mover accent="true">
        <mi>y</mi>
        <mo stretchy="false">^</mo>
      </mover>
      <mo stretchy="false">=</mo>
      <msup>
        <mi>a</mi>
        <mrow>
          <mo fence="true" stretchy="false">[</mo>
          <mrow>
            <mi>L</mi>
          </mrow>
          <mo fence="true" stretchy="false">]</mo>
        </mrow>
      </msup>
    </mrow>
    <annotation encoding="StarMath 5.0">hat y = a^[L]</annotation>
  </semantics>
</math>
</file>

<file path=Object 17/content.xml><?xml version="1.0" encoding="utf-8"?>
<math xmlns="http://www.w3.org/1998/Math/MathML" display="block">
  <semantics>
    <mrow>
      <msup>
        <mi>z</mi>
        <mrow>
          <mo fence="true" stretchy="false">[</mo>
          <mrow>
            <mn>1</mn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space width="0.5em"/>
            <mn>1</mn>
          </mrow>
        </mrow>
        <mo fence="true" stretchy="false">)</mo>
      </mrow>
    </mrow>
    <annotation encoding="StarMath 5.0">z^[1]:```(n^[1],`1)</annotation>
  </semantics>
</math>
</file>

<file path=Object 18/content.xml><?xml version="1.0" encoding="utf-8"?>
<math xmlns="http://www.w3.org/1998/Math/MathML" display="block">
  <semantics>
    <mrow>
      <mi>X</mi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n>0</mn>
                </mrow>
                <mo fence="true" stretchy="false">]</mo>
              </mrow>
            </msup>
            <mi>,</mi>
            <mspace width="0.5em"/>
            <mn>1</mn>
          </mrow>
        </mrow>
        <mo fence="true" stretchy="false">)</mo>
      </mrow>
    </mrow>
    <annotation encoding="StarMath 5.0">X:```(n^[0],`1)</annotation>
  </semantics>
</math>
</file>

<file path=Object 19/content.xml><?xml version="1.0" encoding="utf-8"?>
<math xmlns="http://www.w3.org/1998/Math/MathML" display="block">
  <semantics>
    <mrow>
      <msup>
        <mi>a</mi>
        <mrow>
          <mo fence="true" stretchy="false">[</mo>
          <mrow>
            <mn>1</mn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space width="0.5em"/>
            <mn>1</mn>
          </mrow>
        </mrow>
        <mo fence="true" stretchy="false">)</mo>
      </mrow>
    </mrow>
    <annotation encoding="StarMath 5.0">a^[1]:```(n^[1],`1)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^</mo>
      </mover>
      <mo stretchy="false">=</mo>
      <msup>
        <mi>a</mi>
        <mrow>
          <mo fence="true" stretchy="false">[</mo>
          <mrow>
            <mi>L</mi>
          </mrow>
          <mo fence="true" stretchy="false">]</mo>
        </mrow>
      </msup>
    </mrow>
    <annotation encoding="StarMath 5.0">hat y = a^[L]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sup>
      <mi>n</mi>
      <mrow>
        <mo fence="true" stretchy="false">[</mo>
        <mrow>
          <mi>l</mi>
        </mrow>
        <mo fence="true" stretchy="false">]</mo>
      </mrow>
    </msup>
    <annotation encoding="StarMath 5.0">n^[l]</annotation>
  </semantics>
</math>
</file>

<file path=Object 5/content.xml><?xml version="1.0" encoding="utf-8"?>
<math xmlns="http://www.w3.org/1998/Math/MathML" display="block">
  <semantics>
    <mrow>
      <msup>
        <mi>n</mi>
        <mrow>
          <mo fence="true" stretchy="false">[</mo>
          <mrow>
            <mn>0</mn>
          </mrow>
          <mo fence="true" stretchy="false">]</mo>
        </mrow>
      </msup>
      <mo stretchy="false">=</mo>
      <msub>
        <mi>n</mi>
        <mi>x</mi>
      </msub>
    </mrow>
    <annotation encoding="StarMath 5.0">n^[0]=n_x</annotation>
  </semantics>
</math>
</file>

<file path=Object 6/content.xml><?xml version="1.0" encoding="utf-8"?>
<math xmlns="http://www.w3.org/1998/Math/MathML" display="block">
  <semantics>
    <msup>
      <mi>a</mi>
      <mrow>
        <mo fence="true" stretchy="false">[</mo>
        <mrow>
          <mi>l</mi>
        </mrow>
        <mo fence="true" stretchy="false">]</mo>
      </mrow>
    </msup>
    <annotation encoding="StarMath 5.0">a^[l]</annotation>
  </semantics>
</math>
</file>

<file path=Object 7/content.xml><?xml version="1.0" encoding="utf-8"?>
<math xmlns="http://www.w3.org/1998/Math/MathML" display="block">
  <semantics>
    <mrow>
      <mrow>
        <msup>
          <mi>a</mi>
          <mrow>
            <mo fence="true" stretchy="false">[</mo>
            <mrow>
              <mi>l</mi>
            </mrow>
            <mo fence="true" stretchy="false">]</mo>
          </mrow>
        </msup>
        <mo stretchy="false">=</mo>
        <msup>
          <mi>g</mi>
          <mrow>
            <mo fence="true" stretchy="false">[</mo>
            <mrow>
              <mi>l</mi>
            </mrow>
            <mo fence="true" stretchy="false">]</mo>
          </mrow>
        </msup>
      </mrow>
      <mrow>
        <mo fence="true" stretchy="false">(</mo>
        <mrow>
          <msup>
            <mi>z</mi>
            <mrow>
              <mo fence="true" stretchy="false">[</mo>
              <mrow>
                <mi>l</mi>
              </mrow>
              <mo fence="true" stretchy="false">]</mo>
            </mrow>
          </msup>
        </mrow>
        <mo fence="true" stretchy="false">)</mo>
      </mrow>
    </mrow>
    <annotation encoding="StarMath 5.0">a^[l]=g^[l](z^[l])</annotation>
  </semantics>
</math>
</file>

<file path=Object 8/content.xml><?xml version="1.0" encoding="utf-8"?>
<math xmlns="http://www.w3.org/1998/Math/MathML" display="block">
  <semantics>
    <mrow>
      <msup>
        <mi>W</mi>
        <mrow>
          <mo fence="true" stretchy="false">[</mo>
          <mrow>
            <mi>l</mi>
          </mrow>
          <mo fence="true" stretchy="false">]</mo>
        </mrow>
      </msup>
      <mi>,</mi>
      <mspace width="0.5em"/>
      <msup>
        <mi>b</mi>
        <mrow>
          <mo fence="true" stretchy="false">[</mo>
          <mrow>
            <mi>l</mi>
          </mrow>
          <mo fence="true" stretchy="false">]</mo>
        </mrow>
      </msup>
    </mrow>
    <annotation encoding="StarMath 5.0">W^[l],`b^[l]</annotation>
  </semantics>
</math>
</file>

<file path=Object 9/content.xml><?xml version="1.0" encoding="utf-8"?>
<math xmlns="http://www.w3.org/1998/Math/MathML" display="block">
  <semantics>
    <msup>
      <mi>z</mi>
      <mrow>
        <mo fence="true" stretchy="false">[</mo>
        <mrow>
          <mi>l</mi>
        </mrow>
        <mo fence="true" stretchy="false">]</mo>
      </mrow>
    </msup>
    <annotation encoding="StarMath 5.0">z^[l]</annotation>
  </semantics>
</math>
</file>